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ource Sans Pro" fo:font-size="7pt" officeooo:rsid="001bb431" officeooo:paragraph-rsid="00fdf779" style:font-size-asian="7pt" style:font-size-complex="7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ource Sans Pro" fo:font-size="7pt" officeooo:rsid="001bb431" officeooo:paragraph-rsid="0100c289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ource Sans Pro" fo:font-size="7pt" fo:font-weight="normal" officeooo:rsid="00d96f60" officeooo:paragraph-rsid="0100c289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fo:font-weight="normal" officeooo:rsid="001bb431" officeooo:paragraph-rsid="01010e9b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fo:font-weight="normal" officeooo:rsid="001bb431" officeooo:paragraph-rsid="0107fe1d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fo:font-weight="normal" officeooo:rsid="00057f84" officeooo:paragraph-rsid="001a95a9" style:font-size-asian="7pt" style:font-weight-asian="normal" style:font-size-complex="7pt" style:font-weight-complex="normal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8pt" officeooo:rsid="00057f84" officeooo:paragraph-rsid="00e00906" style:font-size-asian="8pt" style:font-size-complex="8pt"/>
    </style:style>
    <style:style style:name="T1" style:family="text">
      <style:text-properties officeooo:rsid="00f1b0d9"/>
    </style:style>
    <style:style style:name="T2" style:family="text">
      <style:text-properties fo:font-weight="normal" officeooo:rsid="00d96f60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roduct in objects"&gt;</text:placeholder></text:p>
      <text:p text:style-name="P4"><text:placeholder text:placeholder-type="text">&lt;company.party.name&gt;</text:placeholder></text:p>
      <text:p text:style-name="P5"><text:placeholder text:placeholder-type="text">&lt;product.name&gt;</text:placeholder> </text:p>
      <text:p text:style-name="P5"><text:span text:style-name="T2">P.V.P $ </text:span><text:span text:style-name="T2"><text:placeholder text:placeholder-type="text">&lt;precio&gt;</text:placeholder></text:span></text:p>
      <text:p text:style-name="P6"><draw:frame draw:style-name="fr1" draw:name="image: (StringIO(str(barcode2)), 'image/jpeg')" text:anchor-type="paragraph" svg:x="0.0681in" svg:y="0.0307in" style:rel-width="79%" svg:height="0.3319in" draw:z-index="0"><draw:text-box fo:min-height="35%" fo:min-width="1.7217in"><text:p text:style-name="P3"/></draw:text-box></draw:frame></text:p>
      <text:p text:style-name="P6"/>
      <text:p text:style-name="P7"/>
      <text:p text:style-name="P8"><text:soft-page-break/><text:span text:style-name="T1"><text:s text:c="8"/></text:span><text:placeholder text:placeholder-type="text">&lt;if test="ref_pro"&gt;</text:placeholder><text:span text:style-name="T1">F.P#</text:span><text:span text:style-name="T1"><text:placeholder text:placeholder-type="text">&lt;ref_pro&gt;</text:placeholder></text:span><text:placeholder text:placeholder-type="text">&lt;if test="product.purchase "&gt;</text:placeholder><text:span text:style-name="T1"><text:placeholder text:placeholder-type="text">&lt;product.purchase.party.custom_code&gt;</text:placeholder></text:span><text:placeholder text:placeholder-type="text">&lt;/if&gt;</text:placeholder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5in" fo:margin-bottom="0.05in" fo:margin-left="0.05in" fo:margin-right="0.0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36M38S</meta:editing-duration>
    <meta:editing-cycles>105</meta:editing-cycles>
    <meta:generator>LibreOffice/5.0.2.2$Linux_X86_64 LibreOffice_project/37b43f919e4de5eeaca9b9755ed688758a8251fe</meta:generator>
    <dc:date>2016-09-08T12:23:21.428766390</dc:date>
    <meta:document-statistic meta:table-count="0" meta:image-count="0" meta:object-count="0" meta:page-count="2" meta:paragraph-count="7" meta:word-count="22" meta:character-count="263" meta:non-whitespace-character-count="237"/>
  </office:meta>
</office:document-meta>
</file>